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normal" officeooo:rsid="00095f13" officeooo:paragraph-rsid="00095f13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95f13" officeooo:paragraph-rsid="00095f1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95f13" officeooo:paragraph-rsid="0009f73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9f730" officeooo:paragraph-rsid="0009f73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9f730" officeooo:paragraph-rsid="000b7bf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9f730" officeooo:paragraph-rsid="000d660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b7bff" officeooo:paragraph-rsid="000b7b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ce469" officeooo:paragraph-rsid="000ce46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ce469" officeooo:paragraph-rsid="000d660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d6605" officeooo:paragraph-rsid="000d660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d6605" officeooo:paragraph-rsid="000e87f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d6605" officeooo:paragraph-rsid="000f223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95f13" officeooo:paragraph-rsid="0012a2a5" style:font-size-asian="14pt" style:font-weight-asian="normal" style:font-size-complex="14pt" style:font-weight-complex="normal"/>
    </style:style>
    <style:style style:name="T1" style:family="text">
      <style:text-properties officeooo:rsid="0009f730"/>
    </style:style>
    <style:style style:name="T2" style:family="text">
      <style:text-properties officeooo:rsid="000a1542"/>
    </style:style>
    <style:style style:name="T3" style:family="text">
      <style:text-properties officeooo:rsid="000b7bff"/>
    </style:style>
    <style:style style:name="T4" style:family="text">
      <style:text-properties officeooo:rsid="000d6605"/>
    </style:style>
    <style:style style:name="T5" style:family="text">
      <style:text-properties officeooo:rsid="000e87fb"/>
    </style:style>
    <style:style style:name="T6" style:family="text">
      <style:text-properties officeooo:rsid="000ce469"/>
    </style:style>
    <style:style style:name="T7" style:family="text">
      <style:text-properties officeooo:rsid="000f223e"/>
    </style:style>
    <style:style style:name="T8" style:family="text">
      <style:text-properties officeooo:rsid="00111f40"/>
    </style:style>
    <style:style style:name="T9" style:family="text">
      <style:text-properties officeooo:rsid="0012a2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ure et fonction</text:p>
      <text:p text:style-name="P1"/>
      <text:p text:style-name="P13"><text:span text:style-name="T9">Exercice </text:span>1) </text:p>
      <text:p text:style-name="P13">durant : préposition<text:tab/><text:tab/><text:tab/>que : pronom relatif</text:p>
      <text:p text:style-name="P3">ensemble : nom/adverbe<text:tab/><text:tab/><text:tab/>le : déterminant, article défini</text:p>
      <text:p text:style-name="P3">lever : verbe <text:tab/><text:tab/><text:tab/><text:tab/>en : préposition</text:p>
      <text:p text:style-name="P3">quelque : adverbe <text:tab/><text:tab/><text:tab/><text:tab/>boum : interjection/<text:span text:style-name="T1">onomatopée</text:span></text:p>
      <text:p text:style-name="P3">or : conjonction de coordination<text:tab/>charmant : adjectif</text:p>
      <text:p text:style-name="P3">votre : adjectif possessif<text:tab/><text:tab/><text:tab/>dû : verbe</text:p>
      <text:p text:style-name="P2">____________________________________________________________________</text:p>
      <text:p text:style-name="P4"><text:span text:style-name="T9">Exercice </text:span>2) <text:span text:style-name="T4">a.</text:span></text:p>
      <text:p text:style-name="P5">1 : <text:span text:style-name="T2">Adjectif<text:tab/><text:tab/><text:tab/><text:tab/><text:tab/></text:span><text:span text:style-name="T3">21 : pronom personnel</text:span></text:p>
      <text:p text:style-name="P5">2 : <text:span text:style-name="T2">nom<text:tab/><text:tab/><text:tab/><text:tab/><text:tab/></text:span>2<text:span text:style-name="T3">2 : verbe</text:span></text:p>
      <text:p text:style-name="P5">3 : <text:span text:style-name="T2">adjectif/nom<text:tab/><text:tab/><text:tab/><text:tab/></text:span>2<text:span text:style-name="T3">3 : préposition</text:span></text:p>
      <text:p text:style-name="P5">4 : <text:span text:style-name="T2">préposition<text:tab/><text:tab/><text:tab/><text:tab/></text:span><text:span text:style-name="T3">24 : </text:span><text:span text:style-name="T2">Déterminant, article </text:span><text:span text:style-name="T3">in</text:span><text:span text:style-name="T2">défini</text:span></text:p>
      <text:p text:style-name="P5">5 : <text:span text:style-name="T2">Déterminant, article défini<text:tab/><text:tab/></text:span>2<text:span text:style-name="T3">5 : nom</text:span></text:p>
      <text:p text:style-name="P5">6 : <text:span text:style-name="T2">nom<text:tab/><text:tab/><text:tab/><text:tab/><text:tab/></text:span>2<text:span text:style-name="T3">6 : adjectif</text:span></text:p>
      <text:p text:style-name="P5">7 : <text:span text:style-name="T2">adjectif/verbe<text:tab/><text:tab/><text:tab/><text:tab/></text:span>2<text:span text:style-name="T2">7 : Déterminant, article défini</text:span><text:tab/></text:p>
      <text:p text:style-name="P5">8 : <text:span text:style-name="T2">préposition<text:tab/><text:tab/><text:tab/><text:tab/></text:span>2<text:span text:style-name="T3">8 : nom</text:span></text:p>
      <text:p text:style-name="P5">9 : <text:span text:style-name="T2">Déterminant, article défini<text:tab/><text:tab/></text:span><text:span text:style-name="T3">29 : verbe</text:span></text:p>
      <text:p text:style-name="P5">10 : <text:span text:style-name="T3">nom<text:tab/><text:tab/><text:tab/><text:tab/><text:tab/>30 : verbe</text:span></text:p>
      <text:p text:style-name="P5">11 : <text:span text:style-name="T3">préposition<text:tab/><text:tab/><text:tab/><text:tab/>31 : </text:span><text:span text:style-name="T2">Déterminant, article </text:span><text:span text:style-name="T3">in</text:span><text:span text:style-name="T2">défini</text:span></text:p>
      <text:p text:style-name="P5">12 : <text:span text:style-name="T2">Déterminant, article </text:span><text:span text:style-name="T3">in</text:span><text:span text:style-name="T2">défini<text:tab/></text:span><text:span text:style-name="T3">32 : nom</text:span></text:p>
      <text:p text:style-name="P5">13 : <text:span text:style-name="T3">nom<text:tab/><text:tab/><text:tab/><text:tab/><text:tab/>33 : conjonction</text:span></text:p>
      <text:p text:style-name="P5">14 : <text:span text:style-name="T3">pronom<text:tab/><text:tab/><text:tab/><text:tab/><text:tab/>34 : </text:span><text:span text:style-name="T2">Déterminant, article défini</text:span></text:p>
      <text:p text:style-name="P5">15 : <text:span text:style-name="T3">adverbe<text:tab/><text:tab/><text:tab/><text:tab/><text:tab/>35 : nom</text:span></text:p>
      <text:p text:style-name="P5">16 : <text:span text:style-name="T3">conjonction<text:tab/><text:tab/><text:tab/><text:tab/>36 : verbe</text:span></text:p>
      <text:p text:style-name="P5">17 : <text:span text:style-name="T3">pronom personnel<text:tab/><text:tab/><text:tab/></text:span><text:span text:style-name="T2">37 : Adjectif</text:span></text:p>
      <text:p text:style-name="P4">18 : <text:span text:style-name="T3">verbe<text:tab/><text:tab/><text:tab/><text:tab/><text:tab/>38 : préposition</text:span></text:p>
      <text:p text:style-name="P4">19 : <text:span text:style-name="T3">préposition<text:tab/><text:tab/><text:tab/><text:tab/>39 : nom</text:span></text:p>
      <text:p text:style-name="P4">20 : <text:span text:style-name="T2">Nom<text:tab/><text:tab/><text:tab/><text:tab/><text:tab/></text:span><text:span text:style-name="T3">40 : préposition</text:span></text:p>
      <text:p text:style-name="P4">____________________________________________________________________</text:p>
      <text:p text:style-name="P8">41 : <text:span text:style-name="T2">Déterminant, article défini</text:span> <text:tab/><text:tab/>61 : <text:span text:style-name="T2">Nom propre</text:span></text:p>
      <text:p text:style-name="P8">42 : nom<text:tab/><text:tab/><text:tab/><text:tab/><text:tab/>62 : verbe</text:p>
      <text:p text:style-name="P8">43 : nom propre<text:tab/><text:tab/><text:tab/><text:tab/>63 : préposition</text:p>
      <text:p text:style-name="P8">44 : verbe<text:tab/><text:tab/><text:tab/><text:tab/><text:tab/>64 : adjectif</text:p>
      <text:p text:style-name="P8">45 : <text:span text:style-name="T2">Déterminant, article défini</text:span><text:tab/><text:tab/>65 : préposition/adverbe</text:p>
      <text:p text:style-name="P8">46 : nom<text:tab/><text:tab/><text:tab/><text:tab/><text:tab/>66 : <text:span text:style-name="T2">Déterminant, article défini</text:span><text:tab/></text:p>
      <text:p text:style-name="P8">47 : préposition<text:tab/><text:tab/><text:tab/><text:tab/>67 : nom</text:p>
      <text:p text:style-name="P8">48 : pronom personnel<text:tab/><text:tab/><text:tab/>68 : conjonction</text:p>
      <text:p text:style-name="P8">49 : adjectif num. card.<text:tab/><text:tab/><text:tab/>69 : préposition</text:p>
      <text:p text:style-name="P8">50 : pronom personnel<text:tab/><text:tab/><text:tab/>70 : <text:span text:style-name="T2">Déterminant, article indéfini</text:span></text:p>
      <text:p text:style-name="P8">51 : verbe<text:tab/><text:tab/><text:tab/><text:tab/><text:tab/>71 : adjectif/nom/adverbe</text:p>
      <text:p text:style-name="P8">52 : <text:span text:style-name="T2">Déterminant, article défini</text:span><text:tab/><text:tab/>72 : nom</text:p>
      <text:p text:style-name="P8"><text:soft-page-break/>53 : verbe<text:tab/><text:tab/><text:tab/><text:tab/><text:tab/>73 : pronom personnel</text:p>
      <text:p text:style-name="P8">54 : <text:span text:style-name="T2"><text:s/>adverbe</text:span><text:tab/><text:tab/><text:tab/><text:tab/>74 : <text:span text:style-name="T4">pronom personnel</text:span><text:tab/></text:p>
      <text:p text:style-name="P8">55 : <text:s/><text:span text:style-name="T4">conjonction</text:span><text:tab/><text:tab/><text:tab/><text:tab/>75 : <text:span text:style-name="T4">verbe</text:span><text:tab/></text:p>
      <text:p text:style-name="P9">56 : <text:span text:style-name="T2">Déterminant, article défini</text:span><text:tab/><text:tab/>76 : <text:span text:style-name="T4">préposition</text:span><text:tab/></text:p>
      <text:p text:style-name="P8">57 : <text:span text:style-name="T4">nom</text:span><text:tab/><text:tab/><text:tab/><text:tab/><text:tab/>77 : <text:span text:style-name="T4">nom</text:span><text:tab/></text:p>
      <text:p text:style-name="P8">58 : <text:span text:style-name="T4">adverbe</text:span><text:tab/><text:tab/><text:tab/><text:tab/><text:tab/>78 : <text:span text:style-name="T2">adjectif démonstratif</text:span></text:p>
      <text:p text:style-name="P8">59 : <text:span text:style-name="T4">adverbe</text:span><text:tab/><text:tab/><text:tab/><text:tab/><text:tab/>79 : <text:span text:style-name="T4">pronom</text:span><text:tab/></text:p>
      <text:p text:style-name="P9">60 : <text:span text:style-name="T4">adjectif</text:span><text:tab/><text:tab/><text:tab/><text:tab/><text:tab/>80 : <text:span text:style-name="T2">Déterminant, article défini</text:span><text:tab/><text:tab/></text:p>
      <text:p text:style-name="P7">____________________________________________________________________</text:p>
      <text:p text:style-name="P10">81 : <text:span text:style-name="T5">nom</text:span><text:tab/><text:tab/><text:tab/><text:tab/><text:tab/>101 : <text:span text:style-name="T7">nom</text:span></text:p>
      <text:p text:style-name="P10">82 : <text:span text:style-name="T5">préposition</text:span><text:tab/><text:tab/><text:tab/><text:tab/>102 : <text:span text:style-name="T7">préposition</text:span> </text:p>
      <text:p text:style-name="P11">83 : <text:span text:style-name="T2">Déterminant, article </text:span><text:span text:style-name="T5">in</text:span><text:span text:style-name="T2">défini</text:span><text:tab/>103 : <text:span text:style-name="T7">nom</text:span></text:p>
      <text:p text:style-name="P10">84 : <text:span text:style-name="T5">nom</text:span><text:tab/><text:tab/><text:tab/><text:tab/><text:tab/>104 : <text:span text:style-name="T7">conjonction</text:span></text:p>
      <text:p text:style-name="P10">85 : <text:span text:style-name="T5">conjonction</text:span><text:tab/><text:tab/><text:tab/><text:tab/>105 : <text:span text:style-name="T7">nom</text:span></text:p>
      <text:p text:style-name="P10">86 : <text:span text:style-name="T5">nom</text:span><text:tab/><text:tab/><text:tab/><text:tab/><text:tab/>106 : <text:span text:style-name="T7">pronom</text:span></text:p>
      <text:p text:style-name="P10">87 : <text:span text:style-name="T5">Nom propre</text:span><text:tab/><text:tab/><text:tab/><text:tab/>107 : <text:span text:style-name="T7">pronom personnel</text:span></text:p>
      <text:p text:style-name="P10">88 : <text:span text:style-name="T5">verbe <text:tab/><text:tab/></text:span><text:span text:style-name="T2"><text:tab/><text:tab/><text:tab/></text:span>108 : <text:span text:style-name="T7">verbe</text:span></text:p>
      <text:p text:style-name="P12">89 : <text:span text:style-name="T2">préposition</text:span> <text:tab/><text:tab/><text:tab/><text:tab/>109 : <text:span text:style-name="T2">Déterminant, article défini</text:span></text:p>
      <text:p text:style-name="P11">90 : <text:span text:style-name="T5">pronom personnel</text:span> <text:tab/><text:tab/><text:tab/><text:span text:style-name="T2">110 : nom</text:span></text:p>
      <text:p text:style-name="P10">91 : <text:span text:style-name="T5">pronom personnel</text:span></text:p>
      <text:p text:style-name="P10">92 : <text:span text:style-name="T5">verbe</text:span></text:p>
      <text:p text:style-name="P10">93 : <text:span text:style-name="T5">préposition</text:span></text:p>
      <text:p text:style-name="P11">94 : <text:span text:style-name="T2">Déterminant, article défini</text:span><text:span text:style-name="T6"><text:tab/><text:tab/></text:span></text:p>
      <text:p text:style-name="P10">95 : <text:span text:style-name="T5">nom</text:span></text:p>
      <text:p text:style-name="P10">96 : <text:span text:style-name="T5">préposition</text:span></text:p>
      <text:p text:style-name="P10">97 : <text:span text:style-name="T5">adjectif</text:span></text:p>
      <text:p text:style-name="P10">98 : <text:span text:style-name="T5">nom</text:span></text:p>
      <text:p text:style-name="P6"><text:span text:style-name="T2">99 :</text:span> <text:span text:style-name="T2">préposition</text:span></text:p>
      <text:p text:style-name="P12">100 : <text:span text:style-name="T2">Déterminant, article </text:span><text:span text:style-name="T8">i</text:span><text:span text:style-name="T7">n</text:span><text:span text:style-name="T2">défini</text:span><text:span text:style-name="T6"><text:tab/><text:tab/></text:span></text:p>
      <text:p text:style-name="P10"/>
      <text:p text:style-name="P10">b. La nature de mot qui n’est pas représentée est l’interjection.</text:p>
      <text:p text:style-name="P10"/>
      <text:p text:style-name="P10"><text:span text:style-name="T9">Exercice </text:span>3)</text:p>
      <text:p text:style-name="P10">Beau → adjectif épithète</text:p>
      <text:p text:style-name="P10">Qui → pronom relatif, sujet du verbe remplir</text:p>
      <text:p text:style-name="P10">sur la route → CCL</text:p>
      <text:p text:style-name="P10">pour moi → CCB</text:p>
      <text:p text:style-name="P10">de Dieu → groupe nominal, complément du n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meta:editing-duration>PT2H22M36S</meta:editing-duration>
    <meta:editing-cycles>8</meta:editing-cycles>
    <dc:date>2021-11-25T15:18:18.840000000</dc:date>
    <meta:document-statistic meta:table-count="0" meta:image-count="0" meta:object-count="0" meta:page-count="2" meta:paragraph-count="79" meta:word-count="476" meta:character-count="2779" meta:non-whitespace-character-count="2198"/>
  </office:meta>
</office:document-meta>
</file>